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268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3cm" fo:break-before="auto" style:use-optimal-row-height="true"/>
    </style:style>
    <style:style style:name="ro7" style:family="table-row">
      <style:table-row-properties style:row-height="1.74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887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middle"/>
      <style:text-properties fo:color="#000000" style:font-name="Arial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000000" style:font-name="Arial" fo:font-size="10pt" fo:font-weight="bold" style:font-name-asian="Courier New" style:font-size-asian="10pt" style:font-weight-asian="bold" style:font-name-complex="Courier New" style:font-size-complex="5.69999980926514pt" style:font-weight-complex="bold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environment variabl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3" office:value-type="string">
            <text:p><text:span text:style-name="T1">issue fixed : </text:span><text:span text:style-name="T2">keys of environment variables seems to be always </text:span><text:span text:style-name="T2">converted to upper case on windows (test ed with XP), so the </text:span><text:span text:style-name="T2">lookup is done in upper case. </text:span><text:span text:style-name="T3">Major issue : linux does not </text:span><text:span text:style-name="T3">like '.' and '-'</text:span>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environment variables of the O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without filter and listener in web.xml</text:p>
          </table:table-cell>
          <table:table-cell office:value-type="string">
            <text:p>to be written (and if filter and listener are also in web.xml?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0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9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9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9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9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back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4j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java.util.logg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0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0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in database reports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 table:number-rows-repeated="6535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/10/2010</text:date>, <text:time>18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0-31T18:09:27.62</dc:date>
    <dc:creator>Emeric Vernat</dc:creator>
    <meta:editing-duration>PT208H12M03S</meta:editing-duration>
    <meta:editing-cycles>130</meta:editing-cycles>
    <meta:generator>OpenOffice.org/3.2$Win32 OpenOffice.org_project/320m18$Build-9502</meta:generator>
    <meta:document-statistic meta:table-count="2" meta:cell-count="1156" meta:object-count="0"/>
  </office:meta>
</office:document-meta>
</file>